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216cm" svg:y="0.578cm">
            <draw:object draw:notify-on-update-of-ranges="Sheet1.B1:Sheet1.B1 Sheet1.B2:Sheet1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lative val</text:p>
          </table:table-cell>
          <table:table-cell table:style-name="ce1" office:value-type="string" calcext:value-type="string">
            <text:p>Tau const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-POWER(EXP(1);(-[.A2]/[.C2]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1-POWER(EXP(1);(-[.A3]/[.C3]))" office:value-type="float" office:value="0.0605869371865242" calcext:value-type="float">
            <text:p>0.0605869371865242</text:p>
          </table:table-cell>
          <table:table-cell table:formula="of:=[.C2]" office:value-type="float" office:value="16" calcext:value-type="float">
            <text:p>16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1-POWER(EXP(1);(-[.A4]/[.C4]))" office:value-type="float" office:value="0.117503097415405" calcext:value-type="float">
            <text:p>0.117503097415405</text:p>
          </table:table-cell>
          <table:table-cell table:formula="of:=[.C3]" office:value-type="float" office:value="16" calcext:value-type="float">
            <text:p>1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1-POWER(EXP(1);(-[.A5]/[.C5]))" office:value-type="float" office:value="0.1709708818196" calcext:value-type="float">
            <text:p>0.1709708818196</text:p>
          </table:table-cell>
          <table:table-cell table:formula="of:=[.C4]" office:value-type="float" office:value="16" calcext:value-type="float">
            <text:p>16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1-POWER(EXP(1);(-[.A6]/[.C6]))" office:value-type="float" office:value="0.221199216928595" calcext:value-type="float">
            <text:p>0.221199216928595</text:p>
          </table:table-cell>
          <table:table-cell table:formula="of:=[.C5]" office:value-type="float" office:value="16" calcext:value-type="float">
            <text:p>16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1-POWER(EXP(1);(-[.A7]/[.C7]))" office:value-type="float" office:value="0.268384371053358" calcext:value-type="float">
            <text:p>0.268384371053358</text:p>
          </table:table-cell>
          <table:table-cell table:formula="of:=[.C6]" office:value-type="float" office:value="16" calcext:value-type="float">
            <text:p>1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1-POWER(EXP(1);(-[.A8]/[.C8]))" office:value-type="float" office:value="0.312710721209028" calcext:value-type="float">
            <text:p>0.312710721209028</text:p>
          </table:table-cell>
          <table:table-cell table:formula="of:=[.C7]" office:value-type="float" office:value="16" calcext:value-type="float">
            <text:p>1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1-POWER(EXP(1);(-[.A9]/[.C9]))" office:value-type="float" office:value="0.354351473572108" calcext:value-type="float">
            <text:p>0.354351473572108</text:p>
          </table:table-cell>
          <table:table-cell table:formula="of:=[.C8]" office:value-type="float" office:value="16" calcext:value-type="float">
            <text:p>1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1-POWER(EXP(1);(-[.A10]/[.C10]))" office:value-type="float" office:value="0.393469340287367" calcext:value-type="float">
            <text:p>0.393469340287367</text:p>
          </table:table-cell>
          <table:table-cell table:formula="of:=[.C9]" office:value-type="float" office:value="16" calcext:value-type="float">
            <text:p>16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1-POWER(EXP(1);(-[.A11]/[.C11]))" office:value-type="float" office:value="0.430217175269077" calcext:value-type="float">
            <text:p>0.430217175269077</text:p>
          </table:table-cell>
          <table:table-cell table:formula="of:=[.C10]" office:value-type="float" office:value="16" calcext:value-type="float">
            <text:p>1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1-POWER(EXP(1);(-[.A12]/[.C12]))" office:value-type="float" office:value="0.46473857148101" calcext:value-type="float">
            <text:p>0.46473857148101</text:p>
          </table:table-cell>
          <table:table-cell table:formula="of:=[.C11]" office:value-type="float" office:value="16" calcext:value-type="float">
            <text:p>1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1-POWER(EXP(1);(-[.A13]/[.C13]))" office:value-type="float" office:value="0.497168422029059" calcext:value-type="float">
            <text:p>0.497168422029059</text:p>
          </table:table-cell>
          <table:table-cell table:formula="of:=[.C12]" office:value-type="float" office:value="16" calcext:value-type="float">
            <text:p>16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1-POWER(EXP(1);(-[.A14]/[.C14]))" office:value-type="float" office:value="0.527633447258985" calcext:value-type="float">
            <text:p>0.527633447258985</text:p>
          </table:table-cell>
          <table:table-cell table:formula="of:=[.C13]" office:value-type="float" office:value="16" calcext:value-type="float">
            <text:p>1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1-POWER(EXP(1);(-[.A15]/[.C15]))" office:value-type="float" office:value="0.55625268991892" calcext:value-type="float">
            <text:p>0.55625268991892</text:p>
          </table:table-cell>
          <table:table-cell table:formula="of:=[.C14]" office:value-type="float" office:value="16" calcext:value-type="float">
            <text:p>16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1-POWER(EXP(1);(-[.A16]/[.C16]))" office:value-type="float" office:value="0.583137980321492" calcext:value-type="float">
            <text:p>0.583137980321492</text:p>
          </table:table-cell>
          <table:table-cell table:formula="of:=[.C15]" office:value-type="float" office:value="16" calcext:value-type="float">
            <text:p>1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1-POWER(EXP(1);(-[.A17]/[.C17]))" office:value-type="float" office:value="0.608394373323201" calcext:value-type="float">
            <text:p>0.608394373323201</text:p>
          </table:table-cell>
          <table:table-cell table:formula="of:=[.C16]" office:value-type="float" office:value="16" calcext:value-type="float">
            <text:p>16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1-POWER(EXP(1);(-[.A18]/[.C18]))" office:value-type="float" office:value="0.632120558828558" calcext:value-type="float">
            <text:p>0.632120558828558</text:p>
          </table:table-cell>
          <table:table-cell table:formula="of:=[.C17]" office:value-type="float" office:value="16" calcext:value-type="float">
            <text:p>16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1-POWER(EXP(1);(-[.A19]/[.C19]))" office:value-type="float" office:value="0.654409247423025" calcext:value-type="float">
            <text:p>0.654409247423025</text:p>
          </table:table-cell>
          <table:table-cell table:formula="of:=[.C18]" office:value-type="float" office:value="16" calcext:value-type="float">
            <text:p>16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1-POWER(EXP(1);(-[.A20]/[.C20]))" office:value-type="float" office:value="0.67534753264165" calcext:value-type="float">
            <text:p>0.67534753264165</text:p>
          </table:table-cell>
          <table:table-cell table:formula="of:=[.C19]" office:value-type="float" office:value="16" calcext:value-type="float">
            <text:p>16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1-POWER(EXP(1);(-[.A21]/[.C21]))" office:value-type="float" office:value="0.695017231288941" calcext:value-type="float">
            <text:p>0.695017231288941</text:p>
          </table:table-cell>
          <table:table-cell table:formula="of:=[.C20]" office:value-type="float" office:value="16" calcext:value-type="float">
            <text:p>16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1-POWER(EXP(1);(-[.A22]/[.C22]))" office:value-type="float" office:value="0.71349520313981" calcext:value-type="float">
            <text:p>0.71349520313981</text:p>
          </table:table-cell>
          <table:table-cell table:formula="of:=[.C21]" office:value-type="float" office:value="16" calcext:value-type="float">
            <text:p>16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1-POWER(EXP(1);(-[.A23]/[.C23]))" office:value-type="float" office:value="0.730853651270816" calcext:value-type="float">
            <text:p>0.730853651270816</text:p>
          </table:table-cell>
          <table:table-cell table:formula="of:=[.C22]"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1-POWER(EXP(1);(-[.A24]/[.C24]))" office:value-type="float" office:value="0.747160404195254" calcext:value-type="float">
            <text:p>0.747160404195254</text:p>
          </table:table-cell>
          <table:table-cell table:formula="of:=[.C23]" office:value-type="float" office:value="16" calcext:value-type="float">
            <text:p>16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1-POWER(EXP(1);(-[.A25]/[.C25]))" office:value-type="float" office:value="0.762479180904542" calcext:value-type="float">
            <text:p>0.762479180904542</text:p>
          </table:table-cell>
          <table:table-cell table:formula="of:=[.C24]" office:value-type="float" office:value="16" calcext:value-type="float">
            <text:p>16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1-POWER(EXP(1);(-[.A26]/[.C26]))" office:value-type="float" office:value="0.77686983985157" calcext:value-type="float">
            <text:p>0.77686983985157</text:p>
          </table:table-cell>
          <table:table-cell table:formula="of:=[.C25]" office:value-type="float" office:value="16" calcext:value-type="float">
            <text:p>1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1-POWER(EXP(1);(-[.A27]/[.C27]))" office:value-type="float" office:value="0.790388612848902" calcext:value-type="float">
            <text:p>0.790388612848902</text:p>
          </table:table-cell>
          <table:table-cell table:formula="of:=[.C26]" office:value-type="float" office:value="16" calcext:value-type="float">
            <text:p>16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1-POWER(EXP(1);(-[.A28]/[.C28]))" office:value-type="float" office:value="0.803088324795806" calcext:value-type="float">
            <text:p>0.803088324795806</text:p>
          </table:table-cell>
          <table:table-cell table:formula="of:=[.C27]" office:value-type="float" office:value="16" calcext:value-type="float">
            <text:p>1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1-POWER(EXP(1);(-[.A29]/[.C29]))" office:value-type="float" office:value="0.815018600092696" calcext:value-type="float">
            <text:p>0.815018600092696</text:p>
          </table:table-cell>
          <table:table-cell table:formula="of:=[.C28]" office:value-type="float" office:value="16" calcext:value-type="float">
            <text:p>16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1-POWER(EXP(1);(-[.A30]/[.C30]))" office:value-type="float" office:value="0.826226056549555" calcext:value-type="float">
            <text:p>0.826226056549555</text:p>
          </table:table-cell>
          <table:table-cell table:formula="of:=[.C29]" office:value-type="float" office:value="16" calcext:value-type="float">
            <text:p>16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1-POWER(EXP(1);(-[.A31]/[.C31]))" office:value-type="float" office:value="0.836754487546042" calcext:value-type="float">
            <text:p>0.836754487546042</text:p>
          </table:table-cell>
          <table:table-cell table:formula="of:=[.C30]" office:value-type="float" office:value="16" calcext:value-type="float">
            <text:p>1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1-POWER(EXP(1);(-[.A32]/[.C32]))" office:value-type="float" office:value="0.846645033155072" calcext:value-type="float">
            <text:p>0.846645033155072</text:p>
          </table:table-cell>
          <table:table-cell table:formula="of:=[.C31]" office:value-type="float" office:value="16" calcext:value-type="float">
            <text:p>1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1-POWER(EXP(1);(-[.A33]/[.C33]))" office:value-type="float" office:value="0.855936340898547" calcext:value-type="float">
            <text:p>0.855936340898547</text:p>
          </table:table-cell>
          <table:table-cell table:formula="of:=[.C32]" office:value-type="float" office:value="16" calcext:value-type="float">
            <text:p>16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1-POWER(EXP(1);(-[.A34]/[.C34]))" office:value-type="float" office:value="0.864664716763387" calcext:value-type="float">
            <text:p>0.864664716763387</text:p>
          </table:table-cell>
          <table:table-cell table:formula="of:=[.C33]" office:value-type="float" office:value="16" calcext:value-type="float">
            <text:p>16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1-POWER(EXP(1);(-[.A35]/[.C35]))" office:value-type="float" office:value="0.872864267067964" calcext:value-type="float">
            <text:p>0.872864267067964</text:p>
          </table:table-cell>
          <table:table-cell table:formula="of:=[.C34]" office:value-type="float" office:value="16" calcext:value-type="float">
            <text:p>16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1-POWER(EXP(1);(-[.A36]/[.C36]))" office:value-type="float" office:value="0.88056703173328" calcext:value-type="float">
            <text:p>0.88056703173328</text:p>
          </table:table-cell>
          <table:table-cell table:formula="of:=[.C35]" office:value-type="float" office:value="16" calcext:value-type="float">
            <text:p>1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1-POWER(EXP(1);(-[.A37]/[.C37]))" office:value-type="float" office:value="0.887803109479656" calcext:value-type="float">
            <text:p>0.887803109479656</text:p>
          </table:table-cell>
          <table:table-cell table:formula="of:=[.C36]" office:value-type="float" office:value="16" calcext:value-type="float">
            <text:p>16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1-POWER(EXP(1);(-[.A38]/[.C38]))" office:value-type="float" office:value="0.894600775438136" calcext:value-type="float">
            <text:p>0.894600775438136</text:p>
          </table:table-cell>
          <table:table-cell table:formula="of:=[.C37]" office:value-type="float" office:value="16" calcext:value-type="float">
            <text:p>16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1-POWER(EXP(1);(-[.A39]/[.C39]))" office:value-type="float" office:value="0.900986591636174" calcext:value-type="float">
            <text:p>0.900986591636174</text:p>
          </table:table-cell>
          <table:table-cell table:formula="of:=[.C38]" office:value-type="float" office:value="16" calcext:value-type="float">
            <text:p>16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1-POWER(EXP(1);(-[.A40]/[.C40]))" office:value-type="float" office:value="0.906985510789337" calcext:value-type="float">
            <text:p>0.906985510789337</text:p>
          </table:table-cell>
          <table:table-cell table:formula="of:=[.C39]" office:value-type="float" office:value="16" calcext:value-type="float">
            <text:p>16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1-POWER(EXP(1);(-[.A41]/[.C41]))" office:value-type="float" office:value="0.91262097380458" calcext:value-type="float">
            <text:p>0.91262097380458</text:p>
          </table:table-cell>
          <table:table-cell table:formula="of:=[.C40]" office:value-type="float" office:value="16" calcext:value-type="float">
            <text:p>16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1-POWER(EXP(1);(-[.A42]/[.C42]))" office:value-type="float" office:value="0.917915001376101" calcext:value-type="float">
            <text:p>0.917915001376101</text:p>
          </table:table-cell>
          <table:table-cell table:formula="of:=[.C41]" office:value-type="float" office:value="16" calcext:value-type="float">
            <text:p>16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1-POWER(EXP(1);(-[.A43]/[.C43]))" office:value-type="float" office:value="0.922888280031683" calcext:value-type="float">
            <text:p>0.922888280031683</text:p>
          </table:table-cell>
          <table:table-cell table:formula="of:=[.C42]" office:value-type="float" office:value="16" calcext:value-type="float">
            <text:p>16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1-POWER(EXP(1);(-[.A44]/[.C44]))" office:value-type="float" office:value="0.927560242965749" calcext:value-type="float">
            <text:p>0.927560242965749</text:p>
          </table:table-cell>
          <table:table-cell table:formula="of:=[.C43]" office:value-type="float" office:value="16" calcext:value-type="float">
            <text:p>16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1-POWER(EXP(1);(-[.A45]/[.C45]))" office:value-type="float" office:value="0.93194914597499" calcext:value-type="float">
            <text:p>0.93194914597499</text:p>
          </table:table-cell>
          <table:table-cell table:formula="of:=[.C44]" office:value-type="float" office:value="16" calcext:value-type="float">
            <text:p>16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1-POWER(EXP(1);(-[.A46]/[.C46]))" office:value-type="float" office:value="0.936072138793292" calcext:value-type="float">
            <text:p>0.936072138793292</text:p>
          </table:table-cell>
          <table:table-cell table:formula="of:=[.C45]" office:value-type="float" office:value="16" calcext:value-type="float">
            <text:p>16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1-POWER(EXP(1);(-[.A47]/[.C47]))" office:value-type="float" office:value="0.939945332104692" calcext:value-type="float">
            <text:p>0.939945332104692</text:p>
          </table:table-cell>
          <table:table-cell table:formula="of:=[.C46]" office:value-type="float" office:value="16" calcext:value-type="float">
            <text:p>16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1-POWER(EXP(1);(-[.A48]/[.C48]))" office:value-type="float" office:value="0.943583860496223" calcext:value-type="float">
            <text:p>0.943583860496223</text:p>
          </table:table-cell>
          <table:table-cell table:formula="of:=[.C47]" office:value-type="float" office:value="16" calcext:value-type="float">
            <text:p>16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1-POWER(EXP(1);(-[.A49]/[.C49]))" office:value-type="float" office:value="0.947001941596644" calcext:value-type="float">
            <text:p>0.947001941596644</text:p>
          </table:table-cell>
          <table:table-cell table:formula="of:=[.C48]" office:value-type="float" office:value="16" calcext:value-type="float">
            <text:p>16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1-POWER(EXP(1);(-[.A50]/[.C50]))" office:value-type="float" office:value="0.950212931632136" calcext:value-type="float">
            <text:p>0.950212931632136</text:p>
          </table:table-cell>
          <table:table-cell table:formula="of:=[.C49]" office:value-type="float" office:value="16" calcext:value-type="float">
            <text:p>16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1-POWER(EXP(1);(-[.A51]/[.C51]))" office:value-type="float" office:value="0.953229377616041" calcext:value-type="float">
            <text:p>0.953229377616041</text:p>
          </table:table-cell>
          <table:table-cell table:formula="of:=[.C50]" office:value-type="float" office:value="16" calcext:value-type="float">
            <text:p>16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1-POWER(EXP(1);(-[.A52]/[.C52]))" office:value-type="float" office:value="0.956063066376593" calcext:value-type="float">
            <text:p>0.956063066376593</text:p>
          </table:table-cell>
          <table:table-cell table:formula="of:=[.C51]" office:value-type="float" office:value="16" calcext:value-type="float">
            <text:p>16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1-POWER(EXP(1);(-[.A53]/[.C53]))" office:value-type="float" office:value="0.958725070614202" calcext:value-type="float">
            <text:p>0.958725070614202</text:p>
          </table:table-cell>
          <table:table-cell table:formula="of:=[.C52]" office:value-type="float" office:value="16" calcext:value-type="float">
            <text:p>16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1-POWER(EXP(1);(-[.A54]/[.C54]))" office:value-type="float" office:value="0.961225792168278" calcext:value-type="float">
            <text:p>0.961225792168278</text:p>
          </table:table-cell>
          <table:table-cell table:formula="of:=[.C53]" office:value-type="float" office:value="16" calcext:value-type="float">
            <text:p>16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1-POWER(EXP(1);(-[.A55]/[.C55]))" office:value-type="float" office:value="0.963575002662636" calcext:value-type="float">
            <text:p>0.963575002662636</text:p>
          </table:table-cell>
          <table:table-cell table:formula="of:=[.C54]" office:value-type="float" office:value="16" calcext:value-type="float">
            <text:p>16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1-POWER(EXP(1);(-[.A56]/[.C56]))" office:value-type="float" office:value="0.965781881688334" calcext:value-type="float">
            <text:p>0.965781881688334</text:p>
          </table:table-cell>
          <table:table-cell table:formula="of:=[.C55]" office:value-type="float" office:value="16" calcext:value-type="float">
            <text:p>16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1-POWER(EXP(1);(-[.A57]/[.C57]))" office:value-type="float" office:value="0.967855052673124" calcext:value-type="float">
            <text:p>0.967855052673124</text:p>
          </table:table-cell>
          <table:table-cell table:formula="of:=[.C56]" office:value-type="float" office:value="16" calcext:value-type="float">
            <text:p>16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1-POWER(EXP(1);(-[.A58]/[.C58]))" office:value-type="float" office:value="0.969802616577682" calcext:value-type="float">
            <text:p>0.969802616577682</text:p>
          </table:table-cell>
          <table:table-cell table:formula="of:=[.C57]" office:value-type="float" office:value="16" calcext:value-type="float">
            <text:p>16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1-POWER(EXP(1);(-[.A59]/[.C59]))" office:value-type="float" office:value="0.971632183550287" calcext:value-type="float">
            <text:p>0.971632183550287</text:p>
          </table:table-cell>
          <table:table-cell table:formula="of:=[.C58]" office:value-type="float" office:value="16" calcext:value-type="float">
            <text:p>16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1-POWER(EXP(1);(-[.A60]/[.C60]))" office:value-type="float" office:value="0.973350902663645" calcext:value-type="float">
            <text:p>0.973350902663645</text:p>
          </table:table-cell>
          <table:table-cell table:formula="of:=[.C59]" office:value-type="float" office:value="16" calcext:value-type="float">
            <text:p>1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1-POWER(EXP(1);(-[.A61]/[.C61]))" office:value-type="float" office:value="0.97496548985004" calcext:value-type="float">
            <text:p>0.97496548985004</text:p>
          </table:table-cell>
          <table:table-cell table:formula="of:=[.C60]" office:value-type="float" office:value="16" calcext:value-type="float">
            <text:p>16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1-POWER(EXP(1);(-[.A62]/[.C62]))" office:value-type="float" office:value="0.976482254143991" calcext:value-type="float">
            <text:p>0.976482254143991</text:p>
          </table:table-cell>
          <table:table-cell table:formula="of:=[.C61]" office:value-type="float" office:value="16" calcext:value-type="float">
            <text:p>16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1-POWER(EXP(1);(-[.A63]/[.C63]))" office:value-type="float" office:value="0.977907122334938" calcext:value-type="float">
            <text:p>0.977907122334938</text:p>
          </table:table-cell>
          <table:table-cell table:formula="of:=[.C62]" office:value-type="float" office:value="16" calcext:value-type="float">
            <text:p>16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1-POWER(EXP(1);(-[.A64]/[.C64]))" office:value-type="float" office:value="0.9792456621263" calcext:value-type="float">
            <text:p>0.9792456621263</text:p>
          </table:table-cell>
          <table:table-cell table:formula="of:=[.C63]" office:value-type="float" office:value="16" calcext:value-type="float">
            <text:p>16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1-POWER(EXP(1);(-[.A65]/[.C65]))" office:value-type="float" office:value="0.980503103891402" calcext:value-type="float">
            <text:p>0.980503103891402</text:p>
          </table:table-cell>
          <table:table-cell table:formula="of:=[.C64]" office:value-type="float" office:value="16" calcext:value-type="float">
            <text:p>16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1-POWER(EXP(1);(-[.A66]/[.C66]))" office:value-type="float" office:value="0.981684361111266" calcext:value-type="float">
            <text:p>0.981684361111266</text:p>
          </table:table-cell>
          <table:table-cell table:formula="of:=[.C65]" office:value-type="float" office:value="16" calcext:value-type="float">
            <text:p>16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1-POWER(EXP(1);(-[.A67]/[.C67]))" office:value-type="float" office:value="0.982794049574149" calcext:value-type="float">
            <text:p>0.982794049574149</text:p>
          </table:table-cell>
          <table:table-cell table:formula="of:=[.C66]" office:value-type="float" office:value="16" calcext:value-type="float">
            <text:p>16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1-POWER(EXP(1);(-[.A68]/[.C68]))" office:value-type="float" office:value="0.983836505411834" calcext:value-type="float">
            <text:p>0.983836505411834</text:p>
          </table:table-cell>
          <table:table-cell table:formula="of:=[.C67]" office:value-type="float" office:value="16" calcext:value-type="float">
            <text:p>16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1-POWER(EXP(1);(-[.A69]/[.C69]))" office:value-type="float" office:value="0.984815802043162" calcext:value-type="float">
            <text:p>0.984815802043162</text:p>
          </table:table-cell>
          <table:table-cell table:formula="of:=[.C68]" office:value-type="float" office:value="16" calcext:value-type="float">
            <text:p>16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1-POWER(EXP(1);(-[.A70]/[.C70]))" office:value-type="float" office:value="0.985735766091001" calcext:value-type="float">
            <text:p>0.985735766091001</text:p>
          </table:table-cell>
          <table:table-cell table:formula="of:=[.C69]" office:value-type="float" office:value="16" calcext:value-type="float">
            <text:p>16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1-POWER(EXP(1);(-[.A71]/[.C71]))" office:value-type="float" office:value="0.986599992334859" calcext:value-type="float">
            <text:p>0.986599992334859</text:p>
          </table:table-cell>
          <table:table-cell table:formula="of:=[.C70]" office:value-type="float" office:value="16" calcext:value-type="float">
            <text:p>16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1-POWER(EXP(1);(-[.A72]/[.C72]))" office:value-type="float" office:value="0.987411857757566" calcext:value-type="float">
            <text:p>0.987411857757566</text:p>
          </table:table-cell>
          <table:table-cell table:formula="of:=[.C71]" office:value-type="float" office:value="16" calcext:value-type="float">
            <text:p>16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1-POWER(EXP(1);(-[.A73]/[.C73]))" office:value-type="float" office:value="0.988174534740903" calcext:value-type="float">
            <text:p>0.988174534740903</text:p>
          </table:table-cell>
          <table:table-cell table:formula="of:=[.C72]" office:value-type="float" office:value="16" calcext:value-type="float">
            <text:p>16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1-POWER(EXP(1);(-[.A74]/[.C74]))" office:value-type="float" office:value="0.988891003461758" calcext:value-type="float">
            <text:p>0.988891003461758</text:p>
          </table:table-cell>
          <table:table-cell table:formula="of:=[.C73]" office:value-type="float" office:value="16" calcext:value-type="float">
            <text:p>16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1-POWER(EXP(1);(-[.A75]/[.C75]))" office:value-type="float" office:value="0.989564063537226" calcext:value-type="float">
            <text:p>0.989564063537226</text:p>
          </table:table-cell>
          <table:table-cell table:formula="of:=[.C74]" office:value-type="float" office:value="16" calcext:value-type="float">
            <text:p>16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1-POWER(EXP(1);(-[.A76]/[.C76]))" office:value-type="float" office:value="0.990196344964178" calcext:value-type="float">
            <text:p>0.990196344964178</text:p>
          </table:table-cell>
          <table:table-cell table:formula="of:=[.C75]" office:value-type="float" office:value="16" calcext:value-type="float">
            <text:p>16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1-POWER(EXP(1);(-[.A77]/[.C77]))" office:value-type="float" office:value="0.990790318396032" calcext:value-type="float">
            <text:p>0.990790318396032</text:p>
          </table:table-cell>
          <table:table-cell table:formula="of:=[.C76]" office:value-type="float" office:value="16" calcext:value-type="float">
            <text:p>16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1-POWER(EXP(1);(-[.A78]/[.C78]))" office:value-type="float" office:value="0.991348304796879" calcext:value-type="float">
            <text:p>0.991348304796879</text:p>
          </table:table-cell>
          <table:table-cell table:formula="of:=[.C77]" office:value-type="float" office:value="16" calcext:value-type="float">
            <text:p>16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1-POWER(EXP(1);(-[.A79]/[.C79]))" office:value-type="float" office:value="0.991872484510708" calcext:value-type="float">
            <text:p>0.991872484510708</text:p>
          </table:table-cell>
          <table:table-cell table:formula="of:=[.C78]" office:value-type="float" office:value="16" calcext:value-type="float">
            <text:p>16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1-POWER(EXP(1);(-[.A80]/[.C80]))" office:value-type="float" office:value="0.99236490578114" calcext:value-type="float">
            <text:p>0.99236490578114</text:p>
          </table:table-cell>
          <table:table-cell table:formula="of:=[.C79]" office:value-type="float" office:value="16" calcext:value-type="float">
            <text:p>16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1-POWER(EXP(1);(-[.A81]/[.C81]))" office:value-type="float" office:value="0.992827492754991" calcext:value-type="float">
            <text:p>0.992827492754991</text:p>
          </table:table-cell>
          <table:table-cell table:formula="of:=[.C80]" office:value-type="float" office:value="16" calcext:value-type="float">
            <text:p>16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1-POWER(EXP(1);(-[.A82]/[.C82]))" office:value-type="float" office:value="0.993262053000915" calcext:value-type="float">
            <text:p>0.993262053000915</text:p>
          </table:table-cell>
          <table:table-cell table:formula="of:=[.C81]" office:value-type="float" office:value="16" calcext:value-type="float">
            <text:p>16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1-POWER(EXP(1);(-[.A83]/[.C83]))" office:value-type="float" office:value="0.993670284572514" calcext:value-type="float">
            <text:p>0.993670284572514</text:p>
          </table:table-cell>
          <table:table-cell table:formula="of:=[.C82]" office:value-type="float" office:value="16" calcext:value-type="float">
            <text:p>16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1-POWER(EXP(1);(-[.A84]/[.C84]))" office:value-type="float" office:value="0.994053782643528" calcext:value-type="float">
            <text:p>0.994053782643528</text:p>
          </table:table-cell>
          <table:table-cell table:formula="of:=[.C83]" office:value-type="float" office:value="16" calcext:value-type="float">
            <text:p>16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1-POWER(EXP(1);(-[.A85]/[.C85]))" office:value-type="float" office:value="0.994414045741002" calcext:value-type="float">
            <text:p>0.994414045741002</text:p>
          </table:table-cell>
          <table:table-cell table:formula="of:=[.C84]" office:value-type="float" office:value="16" calcext:value-type="float">
            <text:p>16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1-POWER(EXP(1);(-[.A86]/[.C86]))" office:value-type="float" office:value="0.994752481600819" calcext:value-type="float">
            <text:p>0.994752481600819</text:p>
          </table:table-cell>
          <table:table-cell table:formula="of:=[.C85]" office:value-type="float" office:value="16" calcext:value-type="float">
            <text:p>16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1-POWER(EXP(1);(-[.A87]/[.C87]))" office:value-type="float" office:value="0.995070412668455" calcext:value-type="float">
            <text:p>0.995070412668455</text:p>
          </table:table-cell>
          <table:table-cell table:formula="of:=[.C86]" office:value-type="float" office:value="16" calcext:value-type="float">
            <text:p>16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1-POWER(EXP(1);(-[.A88]/[.C88]))" office:value-type="float" office:value="0.995369081266467" calcext:value-type="float">
            <text:p>0.995369081266467</text:p>
          </table:table-cell>
          <table:table-cell table:formula="of:=[.C87]" office:value-type="float" office:value="16" calcext:value-type="float">
            <text:p>16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1-POWER(EXP(1);(-[.A89]/[.C89]))" office:value-type="float" office:value="0.995649654448891" calcext:value-type="float">
            <text:p>0.995649654448891</text:p>
          </table:table-cell>
          <table:table-cell table:formula="of:=[.C88]" office:value-type="float" office:value="16" calcext:value-type="float">
            <text:p>16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1-POWER(EXP(1);(-[.A90]/[.C90]))" office:value-type="float" office:value="0.995913228561536" calcext:value-type="float">
            <text:p>0.995913228561536</text:p>
          </table:table-cell>
          <table:table-cell table:formula="of:=[.C89]" office:value-type="float" office:value="16" calcext:value-type="float">
            <text:p>16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1-POWER(EXP(1);(-[.A91]/[.C91]))" office:value-type="float" office:value="0.996160833525974" calcext:value-type="float">
            <text:p>0.996160833525974</text:p>
          </table:table-cell>
          <table:table-cell table:formula="of:=[.C90]" office:value-type="float" office:value="16" calcext:value-type="float">
            <text:p>16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1-POWER(EXP(1);(-[.A92]/[.C92]))" office:value-type="float" office:value="0.996393436863984" calcext:value-type="float">
            <text:p>0.996393436863984</text:p>
          </table:table-cell>
          <table:table-cell table:formula="of:=[.C91]" office:value-type="float" office:value="16" calcext:value-type="float">
            <text:p>16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1-POWER(EXP(1);(-[.A93]/[.C93]))" office:value-type="float" office:value="0.996611947478165" calcext:value-type="float">
            <text:p>0.996611947478165</text:p>
          </table:table-cell>
          <table:table-cell table:formula="of:=[.C92]" office:value-type="float" office:value="16" calcext:value-type="float">
            <text:p>16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1-POWER(EXP(1);(-[.A94]/[.C94]))" office:value-type="float" office:value="0.99681721920349" calcext:value-type="float">
            <text:p>0.99681721920349</text:p>
          </table:table-cell>
          <table:table-cell table:formula="of:=[.C93]" office:value-type="float" office:value="16" calcext:value-type="float">
            <text:p>16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1-POWER(EXP(1);(-[.A95]/[.C95]))" office:value-type="float" office:value="0.997010054143687" calcext:value-type="float">
            <text:p>0.997010054143687</text:p>
          </table:table-cell>
          <table:table-cell table:formula="of:=[.C94]" office:value-type="float" office:value="16" calcext:value-type="float">
            <text:p>16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1-POWER(EXP(1);(-[.A96]/[.C96]))" office:value-type="float" office:value="0.997191205805475" calcext:value-type="float">
            <text:p>0.997191205805475</text:p>
          </table:table-cell>
          <table:table-cell table:formula="of:=[.C95]" office:value-type="float" office:value="16" calcext:value-type="float">
            <text:p>16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1-POWER(EXP(1);(-[.A97]/[.C97]))" office:value-type="float" office:value="0.997361382042908" calcext:value-type="float">
            <text:p>0.997361382042908</text:p>
          </table:table-cell>
          <table:table-cell table:formula="of:=[.C96]" office:value-type="float" office:value="16" calcext:value-type="float">
            <text:p>16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1-POWER(EXP(1);(-[.A98]/[.C98]))" office:value-type="float" office:value="0.997521247823334" calcext:value-type="float">
            <text:p>0.997521247823334</text:p>
          </table:table-cell>
          <table:table-cell table:formula="of:=[.C97]" office:value-type="float" office:value="16" calcext:value-type="float">
            <text:p>16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1-POWER(EXP(1);(-[.A99]/[.C99]))" office:value-type="float" office:value="0.997671427825762" calcext:value-type="float">
            <text:p>0.997671427825762</text:p>
          </table:table-cell>
          <table:table-cell table:formula="of:=[.C98]" office:value-type="float" office:value="16" calcext:value-type="float">
            <text:p>16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1-POWER(EXP(1);(-[.A100]/[.C100]))" office:value-type="float" office:value="0.997812508881817" calcext:value-type="float">
            <text:p>0.997812508881817</text:p>
          </table:table-cell>
          <table:table-cell table:formula="of:=[.C99]" office:value-type="float" office:value="16" calcext:value-type="float">
            <text:p>16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1-POWER(EXP(1);(-[.A101]/[.C101]))" office:value-type="float" office:value="0.997945042268791" calcext:value-type="float">
            <text:p>0.997945042268791</text:p>
          </table:table-cell>
          <table:table-cell table:formula="of:=[.C100]" office:value-type="float" office:value="16" calcext:value-type="float">
            <text:p>16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1-POWER(EXP(1);(-[.A102]/[.C102]))" office:value-type="float" office:value="0.998069545863772" calcext:value-type="float">
            <text:p>0.998069545863772</text:p>
          </table:table-cell>
          <table:table-cell table:formula="of:=[.C101]" office:value-type="float" office:value="16" calcext:value-type="float">
            <text:p>16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1-POWER(EXP(1);(-[.A103]/[.C103]))" office:value-type="float" office:value="0.998186506167265" calcext:value-type="float">
            <text:p>0.998186506167265</text:p>
          </table:table-cell>
          <table:table-cell table:formula="of:=[.C102]" office:value-type="float" office:value="16" calcext:value-type="float">
            <text:p>16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1-POWER(EXP(1);(-[.A104]/[.C104]))" office:value-type="float" office:value="0.998296380204197" calcext:value-type="float">
            <text:p>0.998296380204197</text:p>
          </table:table-cell>
          <table:table-cell table:formula="of:=[.C103]" office:value-type="float" office:value="16" calcext:value-type="float">
            <text:p>16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1-POWER(EXP(1);(-[.A105]/[.C105]))" office:value-type="float" office:value="0.998399597309756" calcext:value-type="float">
            <text:p>0.998399597309756</text:p>
          </table:table-cell>
          <table:table-cell table:formula="of:=[.C104]" office:value-type="float" office:value="16" calcext:value-type="float">
            <text:p>16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1-POWER(EXP(1);(-[.A106]/[.C106]))" office:value-type="float" office:value="0.998496560807022" calcext:value-type="float">
            <text:p>0.998496560807022</text:p>
          </table:table-cell>
          <table:table-cell table:formula="of:=[.C105]" office:value-type="float" office:value="16" calcext:value-type="float">
            <text:p>16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1-POWER(EXP(1);(-[.A107]/[.C107]))" office:value-type="float" office:value="0.998587649582971" calcext:value-type="float">
            <text:p>0.998587649582971</text:p>
          </table:table-cell>
          <table:table-cell table:formula="of:=[.C106]" office:value-type="float" office:value="16" calcext:value-type="float">
            <text:p>16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1-POWER(EXP(1);(-[.A108]/[.C108]))" office:value-type="float" office:value="0.998673219568973" calcext:value-type="float">
            <text:p>0.998673219568973</text:p>
          </table:table-cell>
          <table:table-cell table:formula="of:=[.C107]" office:value-type="float" office:value="16" calcext:value-type="float">
            <text:p>16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1-POWER(EXP(1);(-[.A109]/[.C109]))" office:value-type="float" office:value="0.998753605131608" calcext:value-type="float">
            <text:p>0.998753605131608</text:p>
          </table:table-cell>
          <table:table-cell table:formula="of:=[.C108]" office:value-type="float" office:value="16" calcext:value-type="float">
            <text:p>16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1-POWER(EXP(1);(-[.A110]/[.C110]))" office:value-type="float" office:value="0.998829120379209" calcext:value-type="float">
            <text:p>0.998829120379209</text:p>
          </table:table-cell>
          <table:table-cell table:formula="of:=[.C109]" office:value-type="float" office:value="16" calcext:value-type="float">
            <text:p>16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1-POWER(EXP(1);(-[.A111]/[.C111]))" office:value-type="float" office:value="0.998900060389247" calcext:value-type="float">
            <text:p>0.998900060389247</text:p>
          </table:table-cell>
          <table:table-cell table:formula="of:=[.C110]" office:value-type="float" office:value="16" calcext:value-type="float">
            <text:p>16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1-POWER(EXP(1);(-[.A112]/[.C112]))" office:value-type="float" office:value="0.998966702361352" calcext:value-type="float">
            <text:p>0.998966702361352</text:p>
          </table:table-cell>
          <table:table-cell table:formula="of:=[.C111]" office:value-type="float" office:value="16" calcext:value-type="float">
            <text:p>16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1-POWER(EXP(1);(-[.A113]/[.C113]))" office:value-type="float" office:value="0.99902930670048" calcext:value-type="float">
            <text:p>0.99902930670048</text:p>
          </table:table-cell>
          <table:table-cell table:formula="of:=[.C112]" office:value-type="float" office:value="16" calcext:value-type="float">
            <text:p>16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1-POWER(EXP(1);(-[.A114]/[.C114]))" office:value-type="float" office:value="0.999088118034446" calcext:value-type="float">
            <text:p>0.999088118034446</text:p>
          </table:table-cell>
          <table:table-cell table:formula="of:=[.C113]" office:value-type="float" office:value="16" calcext:value-type="float">
            <text:p>16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1-POWER(EXP(1);(-[.A115]/[.C115]))" office:value-type="float" office:value="0.999143366169814" calcext:value-type="float">
            <text:p>0.999143366169814</text:p>
          </table:table-cell>
          <table:table-cell table:formula="of:=[.C114]" office:value-type="float" office:value="16" calcext:value-type="float">
            <text:p>16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1-POWER(EXP(1);(-[.A116]/[.C116]))" office:value-type="float" office:value="0.999195266989875" calcext:value-type="float">
            <text:p>0.999195266989875</text:p>
          </table:table-cell>
          <table:table-cell table:formula="of:=[.C115]" office:value-type="float" office:value="16" calcext:value-type="float">
            <text:p>16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1-POWER(EXP(1);(-[.A117]/[.C117]))" office:value-type="float" office:value="0.999244023298212" calcext:value-type="float">
            <text:p>0.999244023298212</text:p>
          </table:table-cell>
          <table:table-cell table:formula="of:=[.C116]" office:value-type="float" office:value="16" calcext:value-type="float">
            <text:p>16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1-POWER(EXP(1);(-[.A118]/[.C118]))" office:value-type="float" office:value="0.999289825611157" calcext:value-type="float">
            <text:p>0.999289825611157</text:p>
          </table:table-cell>
          <table:table-cell table:formula="of:=[.C117]" office:value-type="float" office:value="16" calcext:value-type="float">
            <text:p>16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1-POWER(EXP(1);(-[.A119]/[.C119]))" office:value-type="float" office:value="0.999332852902246" calcext:value-type="float">
            <text:p>0.999332852902246</text:p>
          </table:table-cell>
          <table:table-cell table:formula="of:=[.C118]" office:value-type="float" office:value="16" calcext:value-type="float">
            <text:p>16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1-POWER(EXP(1);(-[.A120]/[.C120]))" office:value-type="float" office:value="0.999373273301552" calcext:value-type="float">
            <text:p>0.999373273301552</text:p>
          </table:table-cell>
          <table:table-cell table:formula="of:=[.C119]" office:value-type="float" office:value="16" calcext:value-type="float">
            <text:p>16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1-POWER(EXP(1);(-[.A121]/[.C121]))" office:value-type="float" office:value="0.999411244752664" calcext:value-type="float">
            <text:p>0.999411244752664</text:p>
          </table:table-cell>
          <table:table-cell table:formula="of:=[.C120]" office:value-type="float" office:value="16" calcext:value-type="float">
            <text:p>16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1-POWER(EXP(1);(-[.A122]/[.C122]))" office:value-type="float" office:value="0.999446915629852" calcext:value-type="float">
            <text:p>0.999446915629852</text:p>
          </table:table-cell>
          <table:table-cell table:formula="of:=[.C121]" office:value-type="float" office:value="16" calcext:value-type="float">
            <text:p>16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1-POWER(EXP(1);(-[.A123]/[.C123]))" office:value-type="float" office:value="0.999480425317845" calcext:value-type="float">
            <text:p>0.999480425317845</text:p>
          </table:table-cell>
          <table:table-cell table:formula="of:=[.C122]" office:value-type="float" office:value="16" calcext:value-type="float">
            <text:p>16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1-POWER(EXP(1);(-[.A124]/[.C124]))" office:value-type="float" office:value="0.999511904756477" calcext:value-type="float">
            <text:p>0.999511904756477</text:p>
          </table:table-cell>
          <table:table-cell table:formula="of:=[.C123]" office:value-type="float" office:value="16" calcext:value-type="float">
            <text:p>16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1-POWER(EXP(1);(-[.A125]/[.C125]))" office:value-type="float" office:value="0.999541476952337" calcext:value-type="float">
            <text:p>0.999541476952337</text:p>
          </table:table-cell>
          <table:table-cell table:formula="of:=[.C124]" office:value-type="float" office:value="16" calcext:value-type="float">
            <text:p>16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1-POWER(EXP(1);(-[.A126]/[.C126]))" office:value-type="float" office:value="0.999569257459424" calcext:value-type="float">
            <text:p>0.999569257459424</text:p>
          </table:table-cell>
          <table:table-cell table:formula="of:=[.C125]" office:value-type="float" office:value="16" calcext:value-type="float">
            <text:p>16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1-POWER(EXP(1);(-[.A127]/[.C127]))" office:value-type="float" office:value="0.999595354830674" calcext:value-type="float">
            <text:p>0.999595354830674</text:p>
          </table:table-cell>
          <table:table-cell table:formula="of:=[.C126]" office:value-type="float" office:value="16" calcext:value-type="float">
            <text:p>16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1-POWER(EXP(1);(-[.A128]/[.C128]))" office:value-type="float" office:value="0.999619871042131" calcext:value-type="float">
            <text:p>0.999619871042131</text:p>
          </table:table-cell>
          <table:table-cell table:formula="of:=[.C127]" office:value-type="float" office:value="16" calcext:value-type="float">
            <text:p>16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1-POWER(EXP(1);(-[.A129]/[.C129]))" office:value-type="float" office:value="0.999642901891424" calcext:value-type="float">
            <text:p>0.999642901891424</text:p>
          </table:table-cell>
          <table:table-cell table:formula="of:=[.C128]" office:value-type="float" office:value="16" calcext:value-type="float">
            <text:p>16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1-POWER(EXP(1);(-[.A130]/[.C130]))" office:value-type="float" office:value="0.999664537372098" calcext:value-type="float">
            <text:p>0.999664537372098</text:p>
          </table:table-cell>
          <table:table-cell table:formula="of:=[.C129]" office:value-type="float" office:value="16" calcext:value-type="float">
            <text:p>16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1-POWER(EXP(1);(-[.A131]/[.C131]))" office:value-type="float" office:value="0.999684862025263" calcext:value-type="float">
            <text:p>0.999684862025263</text:p>
          </table:table-cell>
          <table:table-cell table:formula="of:=[.C130]" office:value-type="float" office:value="16" calcext:value-type="float">
            <text:p>16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1-POWER(EXP(1);(-[.A132]/[.C132]))" office:value-type="float" office:value="0.999703955269943" calcext:value-type="float">
            <text:p>0.999703955269943</text:p>
          </table:table-cell>
          <table:table-cell table:formula="of:=[.C131]" office:value-type="float" office:value="16" calcext:value-type="float">
            <text:p>16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1-POWER(EXP(1);(-[.A133]/[.C133]))" office:value-type="float" office:value="0.999721891713408" calcext:value-type="float">
            <text:p>0.999721891713408</text:p>
          </table:table-cell>
          <table:table-cell table:formula="of:=[.C132]" office:value-type="float" office:value="16" calcext:value-type="float">
            <text:p>16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1-POWER(EXP(1);(-[.A134]/[.C134]))" office:value-type="float" office:value="0.999738741442698" calcext:value-type="float">
            <text:p>0.999738741442698</text:p>
          </table:table-cell>
          <table:table-cell table:formula="of:=[.C133]" office:value-type="float" office:value="16" calcext:value-type="float">
            <text:p>16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1-POWER(EXP(1);(-[.A135]/[.C135]))" office:value-type="float" office:value="0.999754570298499" calcext:value-type="float">
            <text:p>0.999754570298499</text:p>
          </table:table-cell>
          <table:table-cell table:formula="of:=[.C134]" office:value-type="float" office:value="16" calcext:value-type="float">
            <text:p>16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1-POWER(EXP(1);(-[.A136]/[.C136]))" office:value-type="float" office:value="0.999769440132408" calcext:value-type="float">
            <text:p>0.999769440132408</text:p>
          </table:table-cell>
          <table:table-cell table:formula="of:=[.C135]" office:value-type="float" office:value="16" calcext:value-type="float">
            <text:p>16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1-POWER(EXP(1);(-[.A137]/[.C137]))" office:value-type="float" office:value="0.999783409048623" calcext:value-type="float">
            <text:p>0.999783409048623</text:p>
          </table:table-cell>
          <table:table-cell table:formula="of:=[.C136]" office:value-type="float" office:value="16" calcext:value-type="float">
            <text:p>16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1-POWER(EXP(1);(-[.A138]/[.C138]))" office:value-type="float" office:value="0.999796531630989" calcext:value-type="float">
            <text:p>0.999796531630989</text:p>
          </table:table-cell>
          <table:table-cell table:formula="of:=[.C137]" office:value-type="float" office:value="16" calcext:value-type="float">
            <text:p>16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1-POWER(EXP(1);(-[.A139]/[.C139]))" office:value-type="float" office:value="0.999808859156282" calcext:value-type="float">
            <text:p>0.999808859156282</text:p>
          </table:table-cell>
          <table:table-cell table:formula="of:=[.C138]" office:value-type="float" office:value="16" calcext:value-type="float">
            <text:p>16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1-POWER(EXP(1);(-[.A140]/[.C140]))" office:value-type="float" office:value="0.999820439794574" calcext:value-type="float">
            <text:p>0.999820439794574</text:p>
          </table:table-cell>
          <table:table-cell table:formula="of:=[.C139]" office:value-type="float" office:value="16" calcext:value-type="float">
            <text:p>16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1-POWER(EXP(1);(-[.A141]/[.C141]))" office:value-type="float" office:value="0.999831318797462" calcext:value-type="float">
            <text:p>0.999831318797462</text:p>
          </table:table-cell>
          <table:table-cell table:formula="of:=[.C140]" office:value-type="float" office:value="16" calcext:value-type="float">
            <text:p>16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1-POWER(EXP(1);(-[.A142]/[.C142]))" office:value-type="float" office:value="0.999841538674884" calcext:value-type="float">
            <text:p>0.999841538674884</text:p>
          </table:table-cell>
          <table:table-cell table:formula="of:=[.C141]" office:value-type="float" office:value="16" calcext:value-type="float">
            <text:p>16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1-POWER(EXP(1);(-[.A143]/[.C143]))" office:value-type="float" office:value="0.999851139361236" calcext:value-type="float">
            <text:p>0.999851139361236</text:p>
          </table:table-cell>
          <table:table-cell table:formula="of:=[.C142]" office:value-type="float" office:value="16" calcext:value-type="float">
            <text:p>16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1-POWER(EXP(1);(-[.A144]/[.C144]))" office:value-type="float" office:value="0.999860158371406" calcext:value-type="float">
            <text:p>0.999860158371406</text:p>
          </table:table-cell>
          <table:table-cell table:formula="of:=[.C143]" office:value-type="float" office:value="16" calcext:value-type="float">
            <text:p>16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1-POWER(EXP(1);(-[.A145]/[.C145]))" office:value-type="float" office:value="0.999868630947374" calcext:value-type="float">
            <text:p>0.999868630947374</text:p>
          </table:table-cell>
          <table:table-cell table:formula="of:=[.C144]" office:value-type="float" office:value="16" calcext:value-type="float">
            <text:p>16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1-POWER(EXP(1);(-[.A146]/[.C146]))" office:value-type="float" office:value="0.999876590195913" calcext:value-type="float">
            <text:p>0.999876590195913</text:p>
          </table:table-cell>
          <table:table-cell table:formula="of:=[.C145]" office:value-type="float" office:value="16" calcext:value-type="float">
            <text:p>16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1-POWER(EXP(1);(-[.A147]/[.C147]))" office:value-type="float" office:value="0.999884067217962" calcext:value-type="float">
            <text:p>0.999884067217962</text:p>
          </table:table-cell>
          <table:table-cell table:formula="of:=[.C146]" office:value-type="float" office:value="16" calcext:value-type="float">
            <text:p>16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1-POWER(EXP(1);(-[.A148]/[.C148]))" office:value-type="float" office:value="0.999891091230145" calcext:value-type="float">
            <text:p>0.999891091230145</text:p>
          </table:table-cell>
          <table:table-cell table:formula="of:=[.C147]" office:value-type="float" office:value="16" calcext:value-type="float">
            <text:p>16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1-POWER(EXP(1);(-[.A149]/[.C149]))" office:value-type="float" office:value="0.999897689678943" calcext:value-type="float">
            <text:p>0.999897689678943</text:p>
          </table:table-cell>
          <table:table-cell table:formula="of:=[.C148]" office:value-type="float" office:value="16" calcext:value-type="float">
            <text:p>16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1-POWER(EXP(1);(-[.A150]/[.C150]))" office:value-type="float" office:value="0.999903888347939" calcext:value-type="float">
            <text:p>0.999903888347939</text:p>
          </table:table-cell>
          <table:table-cell table:formula="of:=[.C149]" office:value-type="float" office:value="16" calcext:value-type="float">
            <text:p>16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1-POWER(EXP(1);(-[.A151]/[.C151]))" office:value-type="float" office:value="0.999909711458565" calcext:value-type="float">
            <text:p>0.999909711458565</text:p>
          </table:table-cell>
          <table:table-cell table:formula="of:=[.C150]" office:value-type="float" office:value="16" calcext:value-type="float">
            <text:p>16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1-POWER(EXP(1);(-[.A152]/[.C152]))" office:value-type="float" office:value="0.999915181764754" calcext:value-type="float">
            <text:p>0.999915181764754</text:p>
          </table:table-cell>
          <table:table-cell table:formula="of:=[.C151]" office:value-type="float" office:value="16" calcext:value-type="float">
            <text:p>16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1-POWER(EXP(1);(-[.A153]/[.C153]))" office:value-type="float" office:value="0.999920320641845" calcext:value-type="float">
            <text:p>0.999920320641845</text:p>
          </table:table-cell>
          <table:table-cell table:formula="of:=[.C152]" office:value-type="float" office:value="16" calcext:value-type="float">
            <text:p>16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1-POWER(EXP(1);(-[.A154]/[.C154]))" office:value-type="float" office:value="0.999925148170112" calcext:value-type="float">
            <text:p>0.999925148170112</text:p>
          </table:table-cell>
          <table:table-cell table:formula="of:=[.C153]" office:value-type="float" office:value="16" calcext:value-type="float">
            <text:p>16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1-POWER(EXP(1);(-[.A155]/[.C155]))" office:value-type="float" office:value="0.999929683213228" calcext:value-type="float">
            <text:p>0.999929683213228</text:p>
          </table:table-cell>
          <table:table-cell table:formula="of:=[.C154]" office:value-type="float" office:value="16" calcext:value-type="float">
            <text:p>16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1-POWER(EXP(1);(-[.A156]/[.C156]))" office:value-type="float" office:value="0.999933943491971" calcext:value-type="float">
            <text:p>0.999933943491971</text:p>
          </table:table-cell>
          <table:table-cell table:formula="of:=[.C155]" office:value-type="float" office:value="16" calcext:value-type="float">
            <text:p>16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1-POWER(EXP(1);(-[.A157]/[.C157]))" office:value-type="float" office:value="0.999937945653474" calcext:value-type="float">
            <text:p>0.999937945653474</text:p>
          </table:table-cell>
          <table:table-cell table:formula="of:=[.C156]" office:value-type="float" office:value="16" calcext:value-type="float">
            <text:p>16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1-POWER(EXP(1);(-[.A158]/[.C158]))" office:value-type="float" office:value="0.999941705336269" calcext:value-type="float">
            <text:p>0.999941705336269</text:p>
          </table:table-cell>
          <table:table-cell table:formula="of:=[.C157]" office:value-type="float" office:value="16" calcext:value-type="float">
            <text:p>16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1-POWER(EXP(1);(-[.A159]/[.C159]))" office:value-type="float" office:value="0.999945237231399" calcext:value-type="float">
            <text:p>0.999945237231399</text:p>
          </table:table-cell>
          <table:table-cell table:formula="of:=[.C158]" office:value-type="float" office:value="16" calcext:value-type="float">
            <text:p>16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1-POWER(EXP(1);(-[.A160]/[.C160]))" office:value-type="float" office:value="0.99994855513982" calcext:value-type="float">
            <text:p>0.99994855513982</text:p>
          </table:table-cell>
          <table:table-cell table:formula="of:=[.C159]" office:value-type="float" office:value="16" calcext:value-type="float">
            <text:p>16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1-POWER(EXP(1);(-[.A161]/[.C161]))" office:value-type="float" office:value="0.999951672026333" calcext:value-type="float">
            <text:p>0.999951672026333</text:p>
          </table:table-cell>
          <table:table-cell table:formula="of:=[.C160]" office:value-type="float" office:value="16" calcext:value-type="float">
            <text:p>16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1-POWER(EXP(1);(-[.A162]/[.C162]))" office:value-type="float" office:value="0.999954600070238" calcext:value-type="float">
            <text:p>0.999954600070238</text:p>
          </table:table-cell>
          <table:table-cell table:formula="of:=[.C161]" office:value-type="float" office:value="16" calcext:value-type="float">
            <text:p>16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1-POWER(EXP(1);(-[.A163]/[.C163]))" office:value-type="float" office:value="0.99995735071293" calcext:value-type="float">
            <text:p>0.99995735071293</text:p>
          </table:table-cell>
          <table:table-cell table:formula="of:=[.C162]" office:value-type="float" office:value="16" calcext:value-type="float">
            <text:p>16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1-POWER(EXP(1);(-[.A164]/[.C164]))" office:value-type="float" office:value="0.999959934702607" calcext:value-type="float">
            <text:p>0.999959934702607</text:p>
          </table:table-cell>
          <table:table-cell table:formula="of:=[.C163]" office:value-type="float" office:value="16" calcext:value-type="float">
            <text:p>16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1-POWER(EXP(1);(-[.A165]/[.C165]))" office:value-type="float" office:value="0.999962362136264" calcext:value-type="float">
            <text:p>0.999962362136264</text:p>
          </table:table-cell>
          <table:table-cell table:formula="of:=[.C164]" office:value-type="float" office:value="16" calcext:value-type="float">
            <text:p>16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1-POWER(EXP(1);(-[.A166]/[.C166]))" office:value-type="float" office:value="0.99996464249915" calcext:value-type="float">
            <text:p>0.99996464249915</text:p>
          </table:table-cell>
          <table:table-cell table:formula="of:=[.C165]" office:value-type="float" office:value="16" calcext:value-type="float">
            <text:p>16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1-POWER(EXP(1);(-[.A167]/[.C167]))" office:value-type="float" office:value="0.999966784701833" calcext:value-type="float">
            <text:p>0.999966784701833</text:p>
          </table:table-cell>
          <table:table-cell table:formula="of:=[.C166]" office:value-type="float" office:value="16" calcext:value-type="float">
            <text:p>16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1-POWER(EXP(1);(-[.A168]/[.C168]))" office:value-type="float" office:value="0.999968797115016" calcext:value-type="float">
            <text:p>0.999968797115016</text:p>
          </table:table-cell>
          <table:table-cell table:formula="of:=[.C167]" office:value-type="float" office:value="16" calcext:value-type="float">
            <text:p>16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1-POWER(EXP(1);(-[.A169]/[.C169]))" office:value-type="float" office:value="0.999970687602249" calcext:value-type="float">
            <text:p>0.999970687602249</text:p>
          </table:table-cell>
          <table:table-cell table:formula="of:=[.C168]" office:value-type="float" office:value="16" calcext:value-type="float">
            <text:p>16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1-POWER(EXP(1);(-[.A170]/[.C170]))" office:value-type="float" office:value="0.99997246355065" calcext:value-type="float">
            <text:p>0.99997246355065</text:p>
          </table:table-cell>
          <table:table-cell table:formula="of:=[.C169]" office:value-type="float" office:value="16" calcext:value-type="float">
            <text:p>16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1-POWER(EXP(1);(-[.A171]/[.C171]))" office:value-type="float" office:value="0.999974131899777" calcext:value-type="float">
            <text:p>0.999974131899777</text:p>
          </table:table-cell>
          <table:table-cell table:formula="of:=[.C170]" office:value-type="float" office:value="16" calcext:value-type="float">
            <text:p>16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1-POWER(EXP(1);(-[.A172]/[.C172]))" office:value-type="float" office:value="0.999975699168741" calcext:value-type="float">
            <text:p>0.999975699168741</text:p>
          </table:table-cell>
          <table:table-cell table:formula="of:=[.C171]" office:value-type="float" office:value="16" calcext:value-type="float">
            <text:p>16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1-POWER(EXP(1);(-[.A173]/[.C173]))" office:value-type="float" office:value="0.999977171481678" calcext:value-type="float">
            <text:p>0.999977171481678</text:p>
          </table:table-cell>
          <table:table-cell table:formula="of:=[.C172]" office:value-type="float" office:value="16" calcext:value-type="float">
            <text:p>16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1-POWER(EXP(1);(-[.A174]/[.C174]))" office:value-type="float" office:value="0.999978554591683" calcext:value-type="float">
            <text:p>0.999978554591683</text:p>
          </table:table-cell>
          <table:table-cell table:formula="of:=[.C173]" office:value-type="float" office:value="16" calcext:value-type="float">
            <text:p>16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1-POWER(EXP(1);(-[.A175]/[.C175]))" office:value-type="float" office:value="0.99997985390329" calcext:value-type="float">
            <text:p>0.99997985390329</text:p>
          </table:table-cell>
          <table:table-cell table:formula="of:=[.C174]" office:value-type="float" office:value="16" calcext:value-type="float">
            <text:p>16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1-POWER(EXP(1);(-[.A176]/[.C176]))" office:value-type="float" office:value="0.999981074493586" calcext:value-type="float">
            <text:p>0.999981074493586</text:p>
          </table:table-cell>
          <table:table-cell table:formula="of:=[.C175]" office:value-type="float" office:value="16" calcext:value-type="float">
            <text:p>16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1-POWER(EXP(1);(-[.A177]/[.C177]))" office:value-type="float" office:value="0.999982221132054" calcext:value-type="float">
            <text:p>0.999982221132054</text:p>
          </table:table-cell>
          <table:table-cell table:formula="of:=[.C176]" office:value-type="float" office:value="16" calcext:value-type="float">
            <text:p>16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1-POWER(EXP(1);(-[.A178]/[.C178]))" office:value-type="float" office:value="0.99998329829921" calcext:value-type="float">
            <text:p>0.99998329829921</text:p>
          </table:table-cell>
          <table:table-cell table:formula="of:=[.C177]" office:value-type="float" office:value="16" calcext:value-type="float">
            <text:p>16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1-POWER(EXP(1);(-[.A179]/[.C179]))" office:value-type="float" office:value="0.999984310204106" calcext:value-type="float">
            <text:p>0.999984310204106</text:p>
          </table:table-cell>
          <table:table-cell table:formula="of:=[.C178]" office:value-type="float" office:value="16" calcext:value-type="float">
            <text:p>16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1-POWER(EXP(1);(-[.A180]/[.C180]))" office:value-type="float" office:value="0.999985260800785" calcext:value-type="float">
            <text:p>0.999985260800785</text:p>
          </table:table-cell>
          <table:table-cell table:formula="of:=[.C179]" office:value-type="float" office:value="16" calcext:value-type="float">
            <text:p>16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1-POWER(EXP(1);(-[.A181]/[.C181]))" office:value-type="float" office:value="0.999986153803722" calcext:value-type="float">
            <text:p>0.999986153803722</text:p>
          </table:table-cell>
          <table:table-cell table:formula="of:=[.C180]" office:value-type="float" office:value="16" calcext:value-type="float">
            <text:p>16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1-POWER(EXP(1);(-[.A182]/[.C182]))" office:value-type="float" office:value="0.999986992702346" calcext:value-type="float">
            <text:p>0.999986992702346</text:p>
          </table:table-cell>
          <table:table-cell table:formula="of:=[.C181]" office:value-type="float" office:value="16" calcext:value-type="float">
            <text:p>16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1-POWER(EXP(1);(-[.A183]/[.C183]))" office:value-type="float" office:value="0.999987780774672" calcext:value-type="float">
            <text:p>0.999987780774672</text:p>
          </table:table-cell>
          <table:table-cell table:formula="of:=[.C182]" office:value-type="float" office:value="16" calcext:value-type="float">
            <text:p>16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1-POWER(EXP(1);(-[.A184]/[.C184]))" office:value-type="float" office:value="0.999988521100109" calcext:value-type="float">
            <text:p>0.999988521100109</text:p>
          </table:table-cell>
          <table:table-cell table:formula="of:=[.C183]" office:value-type="float" office:value="16" calcext:value-type="float">
            <text:p>16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1-POWER(EXP(1);(-[.A185]/[.C185]))" office:value-type="float" office:value="0.999989216571496" calcext:value-type="float">
            <text:p>0.999989216571496</text:p>
          </table:table-cell>
          <table:table-cell table:formula="of:=[.C184]" office:value-type="float" office:value="16" calcext:value-type="float">
            <text:p>16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1-POWER(EXP(1);(-[.A186]/[.C186]))" office:value-type="float" office:value="0.999989869906401" calcext:value-type="float">
            <text:p>0.999989869906401</text:p>
          </table:table-cell>
          <table:table-cell table:formula="of:=[.C185]" office:value-type="float" office:value="16" calcext:value-type="float">
            <text:p>16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1-POWER(EXP(1);(-[.A187]/[.C187]))" office:value-type="float" office:value="0.999990483657746" calcext:value-type="float">
            <text:p>0.999990483657746</text:p>
          </table:table-cell>
          <table:table-cell table:formula="of:=[.C186]" office:value-type="float" office:value="16" calcext:value-type="float">
            <text:p>16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1-POWER(EXP(1);(-[.A188]/[.C188]))" office:value-type="float" office:value="0.999991060223776" calcext:value-type="float">
            <text:p>0.999991060223776</text:p>
          </table:table-cell>
          <table:table-cell table:formula="of:=[.C187]" office:value-type="float" office:value="16" calcext:value-type="float">
            <text:p>16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1-POWER(EXP(1);(-[.A189]/[.C189]))" office:value-type="float" office:value="0.999991601857437" calcext:value-type="float">
            <text:p>0.999991601857437</text:p>
          </table:table-cell>
          <table:table-cell table:formula="of:=[.C188]" office:value-type="float" office:value="16" calcext:value-type="float">
            <text:p>16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1-POWER(EXP(1);(-[.A190]/[.C190]))" office:value-type="float" office:value="0.999992110675173" calcext:value-type="float">
            <text:p>0.999992110675173</text:p>
          </table:table-cell>
          <table:table-cell table:formula="of:=[.C189]" office:value-type="float" office:value="16" calcext:value-type="float">
            <text:p>16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1-POWER(EXP(1);(-[.A191]/[.C191]))" office:value-type="float" office:value="0.999992588665201" calcext:value-type="float">
            <text:p>0.999992588665201</text:p>
          </table:table-cell>
          <table:table-cell table:formula="of:=[.C190]" office:value-type="float" office:value="16" calcext:value-type="float">
            <text:p>16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1-POWER(EXP(1);(-[.A192]/[.C192]))" office:value-type="float" office:value="0.999993037695277" calcext:value-type="float">
            <text:p>0.999993037695277</text:p>
          </table:table-cell>
          <table:table-cell table:formula="of:=[.C191]" office:value-type="float" office:value="16" calcext:value-type="float">
            <text:p>16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1-POWER(EXP(1);(-[.A193]/[.C193]))" office:value-type="float" office:value="0.999993459519996" calcext:value-type="float">
            <text:p>0.999993459519996</text:p>
          </table:table-cell>
          <table:table-cell table:formula="of:=[.C192]" office:value-type="float" office:value="16" calcext:value-type="float">
            <text:p>16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1-POWER(EXP(1);(-[.A194]/[.C194]))" office:value-type="float" office:value="0.999993855787647" calcext:value-type="float">
            <text:p>0.999993855787647</text:p>
          </table:table-cell>
          <table:table-cell table:formula="of:=[.C193]" office:value-type="float" office:value="16" calcext:value-type="float">
            <text:p>16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1-POWER(EXP(1);(-[.A195]/[.C195]))" office:value-type="float" office:value="0.999994228046655" calcext:value-type="float">
            <text:p>0.999994228046655</text:p>
          </table:table-cell>
          <table:table-cell table:formula="of:=[.C194]" office:value-type="float" office:value="16" calcext:value-type="float">
            <text:p>16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1-POWER(EXP(1);(-[.A196]/[.C196]))" office:value-type="float" office:value="0.999994577751629" calcext:value-type="float">
            <text:p>0.999994577751629</text:p>
          </table:table-cell>
          <table:table-cell table:formula="of:=[.C195]" office:value-type="float" office:value="16" calcext:value-type="float">
            <text:p>16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1-POWER(EXP(1);(-[.A197]/[.C197]))" office:value-type="float" office:value="0.999994906269051" calcext:value-type="float">
            <text:p>0.999994906269051</text:p>
          </table:table-cell>
          <table:table-cell table:formula="of:=[.C196]" office:value-type="float" office:value="16" calcext:value-type="float">
            <text:p>16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1-POWER(EXP(1);(-[.A198]/[.C198]))" office:value-type="float" office:value="0.999995214882608" calcext:value-type="float">
            <text:p>0.999995214882608</text:p>
          </table:table-cell>
          <table:table-cell table:formula="of:=[.C197]" office:value-type="float" office:value="16" calcext:value-type="float">
            <text:p>16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1-POWER(EXP(1);(-[.A199]/[.C199]))" office:value-type="float" office:value="0.999995504798215" calcext:value-type="float">
            <text:p>0.999995504798215</text:p>
          </table:table-cell>
          <table:table-cell table:formula="of:=[.C198]" office:value-type="float" office:value="16" calcext:value-type="float">
            <text:p>16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1-POWER(EXP(1);(-[.A200]/[.C200]))" office:value-type="float" office:value="0.999995777148723" calcext:value-type="float">
            <text:p>0.999995777148723</text:p>
          </table:table-cell>
          <table:table-cell table:formula="of:=[.C199]" office:value-type="float" office:value="16" calcext:value-type="float">
            <text:p>16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1-POWER(EXP(1);(-[.A201]/[.C201]))" office:value-type="float" office:value="0.999996032998348" calcext:value-type="float">
            <text:p>0.999996032998348</text:p>
          </table:table-cell>
          <table:table-cell table:formula="of:=[.C200]" office:value-type="float" office:value="16" calcext:value-type="float">
            <text:p>16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1-POWER(EXP(1);(-[.A202]/[.C202]))" office:value-type="float" office:value="0.999996273346828" calcext:value-type="float">
            <text:p>0.999996273346828</text:p>
          </table:table-cell>
          <table:table-cell table:formula="of:=[.C201]" office:value-type="float" office:value="16" calcext:value-type="float">
            <text:p>16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1-POWER(EXP(1);(-[.A203]/[.C203]))" office:value-type="float" office:value="0.99999649913333" calcext:value-type="float">
            <text:p>0.99999649913333</text:p>
          </table:table-cell>
          <table:table-cell table:formula="of:=[.C202]" office:value-type="float" office:value="16" calcext:value-type="float">
            <text:p>16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1-POWER(EXP(1);(-[.A204]/[.C204]))" office:value-type="float" office:value="0.999996711240119" calcext:value-type="float">
            <text:p>0.999996711240119</text:p>
          </table:table-cell>
          <table:table-cell table:formula="of:=[.C203]" office:value-type="float" office:value="16" calcext:value-type="float">
            <text:p>16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1-POWER(EXP(1);(-[.A205]/[.C205]))" office:value-type="float" office:value="0.999996910496007" calcext:value-type="float">
            <text:p>0.999996910496007</text:p>
          </table:table-cell>
          <table:table-cell table:formula="of:=[.C204]" office:value-type="float" office:value="16" calcext:value-type="float">
            <text:p>16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1-POWER(EXP(1);(-[.A206]/[.C206]))" office:value-type="float" office:value="0.999997097679591" calcext:value-type="float">
            <text:p>0.999997097679591</text:p>
          </table:table-cell>
          <table:table-cell table:formula="of:=[.C205]" office:value-type="float" office:value="16" calcext:value-type="float">
            <text:p>16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1-POWER(EXP(1);(-[.A207]/[.C207]))" office:value-type="float" office:value="0.999997273522296" calcext:value-type="float">
            <text:p>0.999997273522296</text:p>
          </table:table-cell>
          <table:table-cell table:formula="of:=[.C206]" office:value-type="float" office:value="16" calcext:value-type="float">
            <text:p>16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1-POWER(EXP(1);(-[.A208]/[.C208]))" office:value-type="float" office:value="0.999997438711229" calcext:value-type="float">
            <text:p>0.999997438711229</text:p>
          </table:table-cell>
          <table:table-cell table:formula="of:=[.C207]" office:value-type="float" office:value="16" calcext:value-type="float">
            <text:p>16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1-POWER(EXP(1);(-[.A209]/[.C209]))" office:value-type="float" office:value="0.999997593891871" calcext:value-type="float">
            <text:p>0.999997593891871</text:p>
          </table:table-cell>
          <table:table-cell table:formula="of:=[.C208]" office:value-type="float" office:value="16" calcext:value-type="float">
            <text:p>16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1-POWER(EXP(1);(-[.A210]/[.C210]))" office:value-type="float" office:value="0.999997739670593" calcext:value-type="float">
            <text:p>0.999997739670593</text:p>
          </table:table-cell>
          <table:table-cell table:formula="of:=[.C209]" office:value-type="float" office:value="16" calcext:value-type="float">
            <text:p>16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1-POWER(EXP(1);(-[.A211]/[.C211]))" office:value-type="float" office:value="0.999997876617029" calcext:value-type="float">
            <text:p>0.999997876617029</text:p>
          </table:table-cell>
          <table:table-cell table:formula="of:=[.C210]" office:value-type="float" office:value="16" calcext:value-type="float">
            <text:p>16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1-POWER(EXP(1);(-[.A212]/[.C212]))" office:value-type="float" office:value="0.9999980052663" calcext:value-type="float">
            <text:p>0.9999980052663</text:p>
          </table:table-cell>
          <table:table-cell table:formula="of:=[.C211]" office:value-type="float" office:value="16" calcext:value-type="float">
            <text:p>16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1-POWER(EXP(1);(-[.A213]/[.C213]))" office:value-type="float" office:value="0.999998126121105" calcext:value-type="float">
            <text:p>0.999998126121105</text:p>
          </table:table-cell>
          <table:table-cell table:formula="of:=[.C212]" office:value-type="float" office:value="16" calcext:value-type="float">
            <text:p>16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1-POWER(EXP(1);(-[.A214]/[.C214]))" office:value-type="float" office:value="0.999998239653688" calcext:value-type="float">
            <text:p>0.999998239653688</text:p>
          </table:table-cell>
          <table:table-cell table:formula="of:=[.C213]" office:value-type="float" office:value="16" calcext:value-type="float">
            <text:p>16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1-POWER(EXP(1);(-[.A215]/[.C215]))" office:value-type="float" office:value="0.999998346307679" calcext:value-type="float">
            <text:p>0.999998346307679</text:p>
          </table:table-cell>
          <table:table-cell table:formula="of:=[.C214]" office:value-type="float" office:value="16" calcext:value-type="float">
            <text:p>16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1-POWER(EXP(1);(-[.A216]/[.C216]))" office:value-type="float" office:value="0.999998446499832" calcext:value-type="float">
            <text:p>0.999998446499832</text:p>
          </table:table-cell>
          <table:table-cell table:formula="of:=[.C215]" office:value-type="float" office:value="16" calcext:value-type="float">
            <text:p>16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1-POWER(EXP(1);(-[.A217]/[.C217]))" office:value-type="float" office:value="0.999998540621649" calcext:value-type="float">
            <text:p>0.999998540621649</text:p>
          </table:table-cell>
          <table:table-cell table:formula="of:=[.C216]" office:value-type="float" office:value="16" calcext:value-type="float">
            <text:p>16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1-POWER(EXP(1);(-[.A218]/[.C218]))" office:value-type="float" office:value="0.999998629040914" calcext:value-type="float">
            <text:p>0.999998629040914</text:p>
          </table:table-cell>
          <table:table-cell table:formula="of:=[.C217]" office:value-type="float" office:value="16" calcext:value-type="float">
            <text:p>16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1-POWER(EXP(1);(-[.A219]/[.C219]))" office:value-type="float" office:value="0.999998712103126" calcext:value-type="float">
            <text:p>0.999998712103126</text:p>
          </table:table-cell>
          <table:table-cell table:formula="of:=[.C218]" office:value-type="float" office:value="16" calcext:value-type="float">
            <text:p>16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1-POWER(EXP(1);(-[.A220]/[.C220]))" office:value-type="float" office:value="0.999998790132853" calcext:value-type="float">
            <text:p>0.999998790132853</text:p>
          </table:table-cell>
          <table:table-cell table:formula="of:=[.C219]" office:value-type="float" office:value="16" calcext:value-type="float">
            <text:p>16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1-POWER(EXP(1);(-[.A221]/[.C221]))" office:value-type="float" office:value="0.999998863434998" calcext:value-type="float">
            <text:p>0.999998863434998</text:p>
          </table:table-cell>
          <table:table-cell table:formula="of:=[.C220]" office:value-type="float" office:value="16" calcext:value-type="float">
            <text:p>16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1-POWER(EXP(1);(-[.A222]/[.C222]))" office:value-type="float" office:value="0.99999893229599" calcext:value-type="float">
            <text:p>0.99999893229599</text:p>
          </table:table-cell>
          <table:table-cell table:formula="of:=[.C221]" office:value-type="float" office:value="16" calcext:value-type="float">
            <text:p>16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1-POWER(EXP(1);(-[.A223]/[.C223]))" office:value-type="float" office:value="0.999998996984906" calcext:value-type="float">
            <text:p>0.999998996984906</text:p>
          </table:table-cell>
          <table:table-cell table:formula="of:=[.C222]" office:value-type="float" office:value="16" calcext:value-type="float">
            <text:p>16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1-POWER(EXP(1);(-[.A224]/[.C224]))" office:value-type="float" office:value="0.999999057754518" calcext:value-type="float">
            <text:p>0.999999057754518</text:p>
          </table:table-cell>
          <table:table-cell table:formula="of:=[.C223]" office:value-type="float" office:value="16" calcext:value-type="float">
            <text:p>16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1-POWER(EXP(1);(-[.A225]/[.C225]))" office:value-type="float" office:value="0.999999114842286" calcext:value-type="float">
            <text:p>0.999999114842286</text:p>
          </table:table-cell>
          <table:table-cell table:formula="of:=[.C224]" office:value-type="float" office:value="16" calcext:value-type="float">
            <text:p>16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1-POWER(EXP(1);(-[.A226]/[.C226]))" office:value-type="float" office:value="0.999999168471281" calcext:value-type="float">
            <text:p>0.999999168471281</text:p>
          </table:table-cell>
          <table:table-cell table:formula="of:=[.C225]" office:value-type="float" office:value="16" calcext:value-type="float">
            <text:p>16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1-POWER(EXP(1);(-[.A227]/[.C227]))" office:value-type="float" office:value="0.999999218851059" calcext:value-type="float">
            <text:p>0.999999218851059</text:p>
          </table:table-cell>
          <table:table-cell table:formula="of:=[.C226]" office:value-type="float" office:value="16" calcext:value-type="float">
            <text:p>16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1-POWER(EXP(1);(-[.A228]/[.C228]))" office:value-type="float" office:value="0.999999266178481" calcext:value-type="float">
            <text:p>0.999999266178481</text:p>
          </table:table-cell>
          <table:table-cell table:formula="of:=[.C227]" office:value-type="float" office:value="16" calcext:value-type="float">
            <text:p>16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1-POWER(EXP(1);(-[.A229]/[.C229]))" office:value-type="float" office:value="0.999999310638479" calcext:value-type="float">
            <text:p>0.999999310638479</text:p>
          </table:table-cell>
          <table:table-cell table:formula="of:=[.C228]" office:value-type="float" office:value="16" calcext:value-type="float">
            <text:p>16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1-POWER(EXP(1);(-[.A230]/[.C230]))" office:value-type="float" office:value="0.999999352404782" calcext:value-type="float">
            <text:p>0.999999352404782</text:p>
          </table:table-cell>
          <table:table-cell table:formula="of:=[.C229]" office:value-type="float" office:value="16" calcext:value-type="float">
            <text:p>16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1-POWER(EXP(1);(-[.A231]/[.C231]))" office:value-type="float" office:value="0.999999391640593" calcext:value-type="float">
            <text:p>0.999999391640593</text:p>
          </table:table-cell>
          <table:table-cell table:formula="of:=[.C230]" office:value-type="float" office:value="16" calcext:value-type="float">
            <text:p>16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1-POWER(EXP(1);(-[.A232]/[.C232]))" office:value-type="float" office:value="0.999999428499226" calcext:value-type="float">
            <text:p>0.999999428499226</text:p>
          </table:table-cell>
          <table:table-cell table:formula="of:=[.C231]" office:value-type="float" office:value="16" calcext:value-type="float">
            <text:p>16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1-POWER(EXP(1);(-[.A233]/[.C233]))" office:value-type="float" office:value="0.999999463124708" calcext:value-type="float">
            <text:p>0.999999463124708</text:p>
          </table:table-cell>
          <table:table-cell table:formula="of:=[.C232]" office:value-type="float" office:value="16" calcext:value-type="float">
            <text:p>16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1-POWER(EXP(1);(-[.A234]/[.C234]))" office:value-type="float" office:value="0.999999495652338" calcext:value-type="float">
            <text:p>0.999999495652338</text:p>
          </table:table-cell>
          <table:table-cell table:formula="of:=[.C233]" office:value-type="float" office:value="16" calcext:value-type="float">
            <text:p>16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1-POWER(EXP(1);(-[.A235]/[.C235]))" office:value-type="float" office:value="0.999999526209218" calcext:value-type="float">
            <text:p>0.999999526209218</text:p>
          </table:table-cell>
          <table:table-cell table:formula="of:=[.C234]" office:value-type="float" office:value="16" calcext:value-type="float">
            <text:p>16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1-POWER(EXP(1);(-[.A236]/[.C236]))" office:value-type="float" office:value="0.99999955491475" calcext:value-type="float">
            <text:p>0.99999955491475</text:p>
          </table:table-cell>
          <table:table-cell table:formula="of:=[.C235]" office:value-type="float" office:value="16" calcext:value-type="float">
            <text:p>16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1-POWER(EXP(1);(-[.A237]/[.C237]))" office:value-type="float" office:value="0.999999581881102" calcext:value-type="float">
            <text:p>0.999999581881102</text:p>
          </table:table-cell>
          <table:table-cell table:formula="of:=[.C236]" office:value-type="float" office:value="16" calcext:value-type="float">
            <text:p>16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1-POWER(EXP(1);(-[.A238]/[.C238]))" office:value-type="float" office:value="0.999999607213645" calcext:value-type="float">
            <text:p>0.999999607213645</text:p>
          </table:table-cell>
          <table:table-cell table:formula="of:=[.C237]" office:value-type="float" office:value="16" calcext:value-type="float">
            <text:p>16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1-POWER(EXP(1);(-[.A239]/[.C239]))" office:value-type="float" office:value="0.999999631011368" calcext:value-type="float">
            <text:p>0.999999631011368</text:p>
          </table:table-cell>
          <table:table-cell table:formula="of:=[.C238]" office:value-type="float" office:value="16" calcext:value-type="float">
            <text:p>16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1-POWER(EXP(1);(-[.A240]/[.C240]))" office:value-type="float" office:value="0.999999653367259" calcext:value-type="float">
            <text:p>0.999999653367259</text:p>
          </table:table-cell>
          <table:table-cell table:formula="of:=[.C239]" office:value-type="float" office:value="16" calcext:value-type="float">
            <text:p>16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1-POWER(EXP(1);(-[.A241]/[.C241]))" office:value-type="float" office:value="0.999999674368675" calcext:value-type="float">
            <text:p>0.999999674368675</text:p>
          </table:table-cell>
          <table:table-cell table:formula="of:=[.C240]" office:value-type="float" office:value="16" calcext:value-type="float">
            <text:p>16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1-POWER(EXP(1);(-[.A242]/[.C242]))" office:value-type="float" office:value="0.99999969409768" calcext:value-type="float">
            <text:p>0.99999969409768</text:p>
          </table:table-cell>
          <table:table-cell table:formula="of:=[.C241]" office:value-type="float" office:value="16" calcext:value-type="float">
            <text:p>16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1-POWER(EXP(1);(-[.A243]/[.C243]))" office:value-type="float" office:value="0.999999712631364" calcext:value-type="float">
            <text:p>0.999999712631364</text:p>
          </table:table-cell>
          <table:table-cell table:formula="of:=[.C242]" office:value-type="float" office:value="16" calcext:value-type="float">
            <text:p>16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1-POWER(EXP(1);(-[.A244]/[.C244]))" office:value-type="float" office:value="0.99999973004215" calcext:value-type="float">
            <text:p>0.99999973004215</text:p>
          </table:table-cell>
          <table:table-cell table:formula="of:=[.C243]" office:value-type="float" office:value="16" calcext:value-type="float">
            <text:p>16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1-POWER(EXP(1);(-[.A245]/[.C245]))" office:value-type="float" office:value="0.999999746398069" calcext:value-type="float">
            <text:p>0.999999746398069</text:p>
          </table:table-cell>
          <table:table-cell table:formula="of:=[.C244]" office:value-type="float" office:value="16" calcext:value-type="float">
            <text:p>16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1-POWER(EXP(1);(-[.A246]/[.C246]))" office:value-type="float" office:value="0.999999761763033" calcext:value-type="float">
            <text:p>0.999999761763033</text:p>
          </table:table-cell>
          <table:table-cell table:formula="of:=[.C245]" office:value-type="float" office:value="16" calcext:value-type="float">
            <text:p>16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1-POWER(EXP(1);(-[.A247]/[.C247]))" office:value-type="float" office:value="0.999999776197081" calcext:value-type="float">
            <text:p>0.999999776197081</text:p>
          </table:table-cell>
          <table:table-cell table:formula="of:=[.C246]" office:value-type="float" office:value="16" calcext:value-type="float">
            <text:p>16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1-POWER(EXP(1);(-[.A248]/[.C248]))" office:value-type="float" office:value="0.999999789756615" calcext:value-type="float">
            <text:p>0.999999789756615</text:p>
          </table:table-cell>
          <table:table-cell table:formula="of:=[.C247]" office:value-type="float" office:value="16" calcext:value-type="float">
            <text:p>16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1-POWER(EXP(1);(-[.A249]/[.C249]))" office:value-type="float" office:value="0.999999802494618" calcext:value-type="float">
            <text:p>0.999999802494618</text:p>
          </table:table-cell>
          <table:table-cell table:formula="of:=[.C248]" office:value-type="float" office:value="16" calcext:value-type="float">
            <text:p>16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1-POWER(EXP(1);(-[.A250]/[.C250]))" office:value-type="float" office:value="0.999999814460864" calcext:value-type="float">
            <text:p>0.999999814460864</text:p>
          </table:table-cell>
          <table:table-cell table:formula="of:=[.C249]" office:value-type="float" office:value="16" calcext:value-type="float">
            <text:p>16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1-POWER(EXP(1);(-[.A251]/[.C251]))" office:value-type="float" office:value="0.999999825702112" calcext:value-type="float">
            <text:p>0.999999825702112</text:p>
          </table:table-cell>
          <table:table-cell table:formula="of:=[.C250]" office:value-type="float" office:value="16" calcext:value-type="float">
            <text:p>16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1-POWER(EXP(1);(-[.A252]/[.C252]))" office:value-type="float" office:value="0.999999836262287" calcext:value-type="float">
            <text:p>0.999999836262287</text:p>
          </table:table-cell>
          <table:table-cell table:formula="of:=[.C251]" office:value-type="float" office:value="16" calcext:value-type="float">
            <text:p>16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1-POWER(EXP(1);(-[.A253]/[.C253]))" office:value-type="float" office:value="0.999999846182654" calcext:value-type="float">
            <text:p>0.999999846182654</text:p>
          </table:table-cell>
          <table:table-cell table:formula="of:=[.C252]" office:value-type="float" office:value="16" calcext:value-type="float">
            <text:p>16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1-POWER(EXP(1);(-[.A254]/[.C254]))" office:value-type="float" office:value="0.999999855501975" calcext:value-type="float">
            <text:p>0.999999855501975</text:p>
          </table:table-cell>
          <table:table-cell table:formula="of:=[.C253]" office:value-type="float" office:value="16" calcext:value-type="float">
            <text:p>16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1-POWER(EXP(1);(-[.A255]/[.C255]))" office:value-type="float" office:value="0.999999864256668" calcext:value-type="float">
            <text:p>0.999999864256668</text:p>
          </table:table-cell>
          <table:table-cell table:formula="of:=[.C254]" office:value-type="float" office:value="16" calcext:value-type="float">
            <text:p>16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1-POWER(EXP(1);(-[.A256]/[.C256]))" office:value-type="float" office:value="0.999999872480941" calcext:value-type="float">
            <text:p>0.999999872480941</text:p>
          </table:table-cell>
          <table:table-cell table:formula="of:=[.C255]" office:value-type="float" office:value="16" calcext:value-type="float">
            <text:p>16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1-POWER(EXP(1);(-[.A257]/[.C257]))" office:value-type="float" office:value="0.99999988020693" calcext:value-type="float">
            <text:p>0.99999988020693</text:p>
          </table:table-cell>
          <table:table-cell table:formula="of:=[.C256]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2:13:32.329271295</meta:creation-date>
    <dc:date>2024-09-21T13:07:21.456861073</dc:date>
    <meta:editing-duration>P1DT45M1S</meta:editing-duration>
    <meta:editing-cycles>4</meta:editing-cycles>
    <meta:generator>LibreOffice/7.4.7.2$Linux_X86_64 LibreOffice_project/40$Build-2</meta:generator>
    <meta:document-statistic meta:table-count="1" meta:cell-count="7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4.201cm" style:legend-expansion="high" chart:style-name="ch2"/>
        <chart:plot-area chart:style-name="ch3" table:cell-range-address="Sheet1.B1:Sheet1.B257" chart:data-source-has-labels="row" svg:x="0.32cm" svg:y="0.18cm" svg:width="12.217cm" svg:height="8.64cm">
          <chart:coordinate-region svg:x="1.047cm" svg:y="0.38cm" svg:width="11.4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7" chart:label-cell-address="Sheet1.B1:Sheet1.B1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v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5869371865242">
                <text:p>0.0605869371865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503097415405">
                <text:p>0.117503097415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9708818196">
                <text:p>0.1709708818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199216928595">
                <text:p>0.22119921692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384371053358">
                <text:p>0.268384371053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2710721209028">
                <text:p>0.312710721209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4351473572108">
                <text:p>0.354351473572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3469340287367">
                <text:p>0.393469340287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0217175269077">
                <text:p>0.430217175269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473857148101">
                <text:p>0.46473857148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168422029059">
                <text:p>0.497168422029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7633447258985">
                <text:p>0.527633447258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625268991892">
                <text:p>0.55625268991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3137980321492">
                <text:p>0.583137980321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8394373323201">
                <text:p>0.608394373323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2120558828558">
                <text:p>0.632120558828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4409247423025">
                <text:p>0.654409247423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534753264165">
                <text:p>0.67534753264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5017231288941">
                <text:p>0.695017231288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349520313981">
                <text:p>0.7134952031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0853651270816">
                <text:p>0.730853651270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7160404195254">
                <text:p>0.747160404195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2479180904542">
                <text:p>0.762479180904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686983985157">
                <text:p>0.77686983985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0388612848902">
                <text:p>0.790388612848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3088324795806">
                <text:p>0.803088324795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5018600092696">
                <text:p>0.815018600092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6226056549555">
                <text:p>0.826226056549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6754487546042">
                <text:p>0.836754487546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6645033155072">
                <text:p>0.846645033155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5936340898547">
                <text:p>0.8559363408985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4664716763387">
                <text:p>0.864664716763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2864267067964">
                <text:p>0.872864267067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056703173328">
                <text:p>0.88056703173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7803109479656">
                <text:p>0.887803109479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4600775438136">
                <text:p>0.894600775438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0986591636174">
                <text:p>0.900986591636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6985510789337">
                <text:p>0.906985510789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262097380458">
                <text:p>0.91262097380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7915001376101">
                <text:p>0.917915001376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2888280031683">
                <text:p>0.922888280031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7560242965749">
                <text:p>0.927560242965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194914597499">
                <text:p>0.93194914597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6072138793292">
                <text:p>0.936072138793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945332104692">
                <text:p>0.939945332104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3583860496223">
                <text:p>0.943583860496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7001941596644">
                <text:p>0.947001941596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0212931632136">
                <text:p>0.950212931632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3229377616041">
                <text:p>0.953229377616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6063066376593">
                <text:p>0.956063066376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8725070614202">
                <text:p>0.958725070614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1225792168278">
                <text:p>0.9612257921682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3575002662636">
                <text:p>0.963575002662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5781881688334">
                <text:p>0.965781881688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7855052673124">
                <text:p>0.967855052673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9802616577682">
                <text:p>0.969802616577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1632183550287">
                <text:p>0.971632183550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3350902663645">
                <text:p>0.9733509026636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496548985004">
                <text:p>0.97496548985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6482254143991">
                <text:p>0.976482254143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7907122334938">
                <text:p>0.977907122334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92456621263">
                <text:p>0.9792456621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0503103891402">
                <text:p>0.980503103891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1684361111266">
                <text:p>0.981684361111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2794049574149">
                <text:p>0.982794049574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3836505411834">
                <text:p>0.9838365054118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4815802043162">
                <text:p>0.98481580204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5735766091001">
                <text:p>0.985735766091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6599992334859">
                <text:p>0.9865999923348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7411857757566">
                <text:p>0.987411857757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8174534740903">
                <text:p>0.9881745347409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8891003461758">
                <text:p>0.988891003461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9564063537226">
                <text:p>0.989564063537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0196344964178">
                <text:p>0.990196344964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0790318396032">
                <text:p>0.990790318396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1348304796879">
                <text:p>0.991348304796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1872484510708">
                <text:p>0.991872484510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236490578114">
                <text:p>0.99236490578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2827492754991">
                <text:p>0.992827492754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3262053000915">
                <text:p>0.993262053000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670284572514">
                <text:p>0.993670284572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4053782643528">
                <text:p>0.994053782643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4414045741002">
                <text:p>0.994414045741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4752481600819">
                <text:p>0.9947524816008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5070412668455">
                <text:p>0.995070412668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5369081266467">
                <text:p>0.9953690812664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5649654448891">
                <text:p>0.9956496544488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5913228561536">
                <text:p>0.995913228561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60833525974">
                <text:p>0.9961608335259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6393436863984">
                <text:p>0.996393436863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611947478165">
                <text:p>0.996611947478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681721920349">
                <text:p>0.99681721920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7010054143687">
                <text:p>0.997010054143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7191205805475">
                <text:p>0.997191205805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7361382042908">
                <text:p>0.997361382042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7521247823334">
                <text:p>0.997521247823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671427825762">
                <text:p>0.997671427825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7812508881817">
                <text:p>0.9978125088818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7945042268791">
                <text:p>0.997945042268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8069545863772">
                <text:p>0.9980695458637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8186506167265">
                <text:p>0.998186506167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8296380204197">
                <text:p>0.9982963802041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8399597309756">
                <text:p>0.9983995973097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8496560807022">
                <text:p>0.998496560807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8587649582971">
                <text:p>0.9985876495829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8673219568973">
                <text:p>0.998673219568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8753605131608">
                <text:p>0.9987536051316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8829120379209">
                <text:p>0.9988291203792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8900060389247">
                <text:p>0.998900060389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8966702361352">
                <text:p>0.9989667023613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902930670048">
                <text:p>0.99902930670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9088118034446">
                <text:p>0.9990881180344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9143366169814">
                <text:p>0.999143366169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9195266989875">
                <text:p>0.999195266989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9244023298212">
                <text:p>0.999244023298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9289825611157">
                <text:p>0.9992898256111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9332852902246">
                <text:p>0.999332852902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9373273301552">
                <text:p>0.999373273301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9411244752664">
                <text:p>0.999411244752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9446915629852">
                <text:p>0.999446915629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480425317845">
                <text:p>0.999480425317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9511904756477">
                <text:p>0.999511904756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9541476952337">
                <text:p>0.9995414769523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9569257459424">
                <text:p>0.999569257459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9595354830674">
                <text:p>0.9995953548306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9619871042131">
                <text:p>0.999619871042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9642901891424">
                <text:p>0.999642901891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9664537372098">
                <text:p>0.999664537372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9684862025263">
                <text:p>0.9996848620252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9703955269943">
                <text:p>0.999703955269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9721891713408">
                <text:p>0.9997218917134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9738741442698">
                <text:p>0.9997387414426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9754570298499">
                <text:p>0.9997545702984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9769440132408">
                <text:p>0.9997694401324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9783409048623">
                <text:p>0.9997834090486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9796531630989">
                <text:p>0.999796531630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9808859156282">
                <text:p>0.999808859156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9820439794574">
                <text:p>0.9998204397945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9831318797462">
                <text:p>0.9998313187974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9841538674884">
                <text:p>0.9998415386748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9851139361236">
                <text:p>0.999851139361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9860158371406">
                <text:p>0.999860158371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9868630947374">
                <text:p>0.999868630947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9876590195913">
                <text:p>0.9998765901959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9884067217962">
                <text:p>0.9998840672179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9891091230145">
                <text:p>0.999891091230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9897689678943">
                <text:p>0.999897689678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9903888347939">
                <text:p>0.999903888347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909711458565">
                <text:p>0.9999097114585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9915181764754">
                <text:p>0.9999151817647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9920320641845">
                <text:p>0.999920320641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9925148170112">
                <text:p>0.999925148170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9929683213228">
                <text:p>0.999929683213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9933943491971">
                <text:p>0.9999339434919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9937945653474">
                <text:p>0.9999379456534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9941705336269">
                <text:p>0.999941705336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9945237231399">
                <text:p>0.999945237231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994855513982">
                <text:p>0.999948555139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9951672026333">
                <text:p>0.999951672026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9954600070238">
                <text:p>0.999954600070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995735071293">
                <text:p>0.99995735071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9959934702607">
                <text:p>0.9999599347026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9962362136264">
                <text:p>0.9999623621362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996464249915">
                <text:p>0.999964642499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9966784701833">
                <text:p>0.999966784701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9968797115016">
                <text:p>0.999968797115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9970687602249">
                <text:p>0.9999706876022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997246355065">
                <text:p>0.999972463550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9974131899777">
                <text:p>0.9999741318997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9975699168741">
                <text:p>0.9999756991687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9977171481678">
                <text:p>0.999977171481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9978554591683">
                <text:p>0.999978554591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997985390329">
                <text:p>0.999979853903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9981074493586">
                <text:p>0.9999810744935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9982221132054">
                <text:p>0.9999822211320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998329829921">
                <text:p>0.99998329829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9984310204106">
                <text:p>0.999984310204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9985260800785">
                <text:p>0.9999852608007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9986153803722">
                <text:p>0.9999861538037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9986992702346">
                <text:p>0.9999869927023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9987780774672">
                <text:p>0.9999877807746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9988521100109">
                <text:p>0.9999885211001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9989216571496">
                <text:p>0.999989216571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9989869906401">
                <text:p>0.9999898699064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9990483657746">
                <text:p>0.9999904836577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9991060223776">
                <text:p>0.999991060223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9991601857437">
                <text:p>0.9999916018574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9992110675173">
                <text:p>0.9999921106751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9992588665201">
                <text:p>0.999992588665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9993037695277">
                <text:p>0.9999930376952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9993459519996">
                <text:p>0.999993459519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9993855787647">
                <text:p>0.9999938557876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9994228046655">
                <text:p>0.9999942280466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9994577751629">
                <text:p>0.999994577751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9994906269051">
                <text:p>0.999994906269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9995214882608">
                <text:p>0.9999952148826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995504798215">
                <text:p>0.999995504798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995777148723">
                <text:p>0.9999957771487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996032998348">
                <text:p>0.9999960329983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6273346828">
                <text:p>0.9999962733468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999649913333">
                <text:p>0.9999964991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9996711240119">
                <text:p>0.9999967112401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9996910496007">
                <text:p>0.999996910496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9997097679591">
                <text:p>0.9999970976795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9997273522296">
                <text:p>0.999997273522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9997438711229">
                <text:p>0.9999974387112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9997593891871">
                <text:p>0.9999975938918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9997739670593">
                <text:p>0.9999977396705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9997876617029">
                <text:p>0.9999978766170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99980052663">
                <text:p>0.99999800526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9998126121105">
                <text:p>0.999998126121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9998239653688">
                <text:p>0.999998239653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9998346307679">
                <text:p>0.9999983463076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9998446499832">
                <text:p>0.9999984464998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9998540621649">
                <text:p>0.9999985406216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9998629040914">
                <text:p>0.9999986290409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9998712103126">
                <text:p>0.999998712103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9998790132853">
                <text:p>0.9999987901328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9998863434998">
                <text:p>0.9999988634349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999893229599">
                <text:p>0.999998932295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9998996984906">
                <text:p>0.999998996984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9999057754518">
                <text:p>0.9999990577545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9999114842286">
                <text:p>0.9999991148422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9999168471281">
                <text:p>0.9999991684712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9999218851059">
                <text:p>0.9999992188510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9999266178481">
                <text:p>0.9999992661784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9999310638479">
                <text:p>0.9999993106384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9999352404782">
                <text:p>0.9999993524047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9999391640593">
                <text:p>0.9999993916405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9999428499226">
                <text:p>0.9999994284992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9999463124708">
                <text:p>0.9999994631247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9999495652338">
                <text:p>0.9999994956523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9999526209218">
                <text:p>0.9999995262092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999955491475">
                <text:p>0.999999554914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9999581881102">
                <text:p>0.9999995818811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9999607213645">
                <text:p>0.9999996072136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9999631011368">
                <text:p>0.9999996310113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9999653367259">
                <text:p>0.999999653367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674368675">
                <text:p>0.9999996743686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999969409768">
                <text:p>0.99999969409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9999712631364">
                <text:p>0.9999997126313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999973004215">
                <text:p>0.999999730042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9999746398069">
                <text:p>0.9999997463980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999761763033">
                <text:p>0.9999997617630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9999776197081">
                <text:p>0.9999997761970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9999789756615">
                <text:p>0.9999997897566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9999802494618">
                <text:p>0.9999998024946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9999814460864">
                <text:p>0.9999998144608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9999825702112">
                <text:p>0.999999825702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9999836262287">
                <text:p>0.9999998362622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9999846182654">
                <text:p>0.9999998461826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9999855501975">
                <text:p>0.9999998555019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9999864256668">
                <text:p>0.9999998642566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9999872480941">
                <text:p>0.9999998724809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999988020693">
                <text:p>0.99999988020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